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583in" fo:margin-bottom="0.1583in" style:contextual-spacing="false" fo:line-height="150%" fo:text-indent="0in" style:auto-text-indent="false" style:writing-mode="lr-tb"/>
      <style:text-properties fo:color="#000000" loext:opacity="100%" fo:font-size="18pt" officeooo:paragraph-rsid="000851f1" style:font-size-asian="18pt" style:font-size-complex="18pt"/>
    </style:style>
    <style:style style:name="P2" style:family="paragraph" style:parent-style-name="Text_20_body">
      <style:paragraph-properties fo:margin-left="0in" fo:margin-right="0in" fo:margin-top="0.1583in" fo:margin-bottom="0.1583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0851f1" style:text-blinking="false" fo:background-color="transparent" style:font-size-asian="18pt" style:font-name-complex="Arial2" style:font-size-complex="18pt" style:font-style-complex="normal" style:font-weight-complex="normal"/>
    </style:style>
    <style:style style:name="P3" style:family="paragraph" style:parent-style-name="Text_20_body">
      <style:paragraph-properties fo:line-height="150%"/>
      <style:text-properties officeooo:paragraph-rsid="000851f1"/>
    </style:style>
    <style:style style:name="P4" style:family="paragraph" style:parent-style-name="Text_20_body">
      <style:paragraph-properties fo:margin-left="0in" fo:margin-right="0in" fo:margin-top="0.1583in" fo:margin-bottom="0.1583in" style:contextual-spacing="false" fo:line-height="150%" fo:text-indent="0in" style:auto-text-indent="false" style:writing-mode="lr-tb"/>
      <style:text-properties fo:color="#000000" loext:opacity="100%" fo:font-size="18pt" officeooo:paragraph-rsid="000aa393" style:font-size-asian="18pt" style:font-size-complex="18pt"/>
    </style:style>
    <style:style style:name="P5" style:family="paragraph" style:parent-style-name="Text_20_body">
      <style:paragraph-properties fo:margin-left="0in" fo:margin-right="0in" fo:margin-top="0.1583in" fo:margin-bottom="0.1583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0aa393" style:text-blinking="false" fo:background-color="transparent" style:font-size-asian="18pt" style:font-name-complex="Arial2" style:font-size-complex="18pt" style:font-style-complex="normal" style:font-weight-complex="normal"/>
    </style:style>
    <style:style style:name="P6" style:family="paragraph" style:parent-style-name="Text_20_body">
      <style:paragraph-properties fo:margin-left="0in" fo:margin-right="0in" fo:margin-top="0.1583in" fo:margin-bottom="0.1583in" style:contextual-spacing="false" fo:line-height="150%" fo:text-indent="0in" style:auto-text-indent="false" style:writing-mode="lr-tb"/>
      <style:text-properties officeooo:paragraph-rsid="000aa393"/>
    </style:style>
    <style:style style:name="T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style:font-name-complex="Arial2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underline-style="none" officeooo:rsid="000aa393" style:text-blinking="false" fo:background-color="transparent" loext:char-shading-value="0" style:font-name-complex="Arial2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underline-style="none" officeooo:rsid="000851f1" style:text-blinking="false" fo:background-color="transparent" loext:char-shading-value="0" style:font-name-complex="Arial2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underline-style="none" officeooo:rsid="00193d26" style:text-blinking="false" fo:background-color="transparent" loext:char-shading-value="0" style:font-name-complex="Arial2" style:font-style-complex="normal" style:font-weight-complex="normal"/>
    </style:style>
    <style:style style:name="T5" style:family="text">
      <style:text-properties officeooo:rsid="000851f1"/>
    </style:style>
    <style:style style:name="T6" style:family="text">
      <style:text-properties officeooo:rsid="00092f2d"/>
    </style:style>
    <style:style style:name="T7" style:family="text">
      <style:text-properties officeooo:rsid="00193d26"/>
    </style:style>
    <style:style style:name="T8" style:family="text">
      <style:text-properties officeooo:rsid="001a22a0"/>
    </style:style>
    <style:style style:name="T9" style:family="text">
      <style:text-properties officeooo:rsid="000aa393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1a22a0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0aa393" style:text-blinking="false" fo:background-color="transparent" loext:char-shading-value="0" style:font-size-asian="18pt" style:font-name-complex="Arial2" style:font-size-complex="1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১। ক থেকে </text:span><text:span text:style-name="T2">ঁ </text:span><text:span text:style-name="T1"><text:s/>পর্যন্ত লেখ</text:span><text:span text:style-name="T3">।</text:span><text:span text:style-name="T4"><text:tab/><text:tab/><text:tab/><text:tab/><text:tab/><text:tab/><text:tab/>১</text:span><text:span text:style-name="T3">৫ </text:span></text:p>
      <text:p text:style-name="P2">২। ফ<text:span text:style-name="T5">লা</text:span> চিহ্ন কয়টি লেখ <text:span text:style-name="T6">। </text:span><text:span text:style-name="T7"><text:tab/><text:tab/><text:tab/><text:tab/><text:tab/><text:tab/><text:tab/>১</text:span><text:span text:style-name="T8">০</text:span> </text:p>
      <text:p text:style-name="P2"><text:span text:style-name="T7">৩। কার চিহ্ন কয়টি ও কি কি লেখ </text:span><text:span text:style-name="T5">।</text:span><text:span text:style-name="T7"><text:tab/><text:tab/><text:tab/><text:tab/><text:tab/>১</text:span><text:span text:style-name="T8">০</text:span><text:span text:style-name="T7"> </text:span></text:p>
      <text:p text:style-name="P2"><text:span text:style-name="T7">৪। </text:span><text:span text:style-name="T5">ঈ</text:span><text:span text:style-name="T7"> - কার দিয়ে ২০ টি শব্দ তৈরি কর</text:span><text:span text:style-name="T8">।</text:span><text:span text:style-name="T7"><text:tab/><text:tab/><text:tab/><text:tab/></text:span><text:span text:style-name="T8">১০</text:span></text:p>
      <text:p text:style-name="P2"><text:span text:style-name="T7">৫। </text:span><text:span text:style-name="T5">ও</text:span> - কার দিয়ে <text:span text:style-name="T7">২০ টি </text:span>শব্দ তৈরি কর<text:span text:style-name="T8">।<text:tab/><text:tab/><text:tab/><text:tab/>১০</text:span></text:p>
      <text:p text:style-name="P2"><text:span text:style-name="T7">৬। </text:span>ই- কার দিয়ে <text:span text:style-name="T7">২০ টি</text:span> শব্দ তৈরি কর<text:span text:style-name="T7">।<text:tab/><text:tab/><text:tab/><text:tab/></text:span><text:span text:style-name="T8">১০</text:span></text:p>
      <text:p text:style-name="P2"><text:span text:style-name="T7">৭। </text:span>নিজের ইচ্ছা মত বিশটি শব্দ তৈরি কর <text:span text:style-name="T8">।<text:tab/><text:tab/><text:tab/><text:tab/>১০</text:span></text:p>
      <text:p text:style-name="P2"><text:span text:style-name="T7">৮। </text:span><text:span text:style-name="T5">সাত দিনের </text:span><text:s/>নাম লেখ <text:span text:style-name="T8">।<text:tab/><text:tab/><text:tab/><text:tab/><text:tab/><text:tab/><text:tab/>১০</text:span></text:p>
      <text:p text:style-name="P2"><text:span text:style-name="T7">৯। </text:span><text:span text:style-name="T5">আত্ম</text:span>পরিচয় দাও <text:span text:style-name="T8">।<text:tab/><text:tab/><text:tab/><text:tab/><text:tab/><text:tab/><text:tab/><text:tab/>১০</text:span></text:p>
      <text:p text:style-name="P2"><text:span text:style-name="T8">১০। </text:span>সুন্দর হাতের লেখা<text:span text:style-name="T9">র জন্য</text:span><text:tab/><text:tab/><text:tab/><text:tab/><text:tab/><text:tab/><text:span text:style-name="T8">০৫</text:span></text:p>
      <text:p text:style-name="P3"/>
      <text:p text:style-name="P3"><text:soft-page-break/></text:p>
      <text:p text:style-name="P4"><text:span text:style-name="T1">১। ক থেকে </text:span><text:span text:style-name="T2">ঁ </text:span><text:span text:style-name="T1"><text:s/>পর্যন্ত লেখ</text:span><text:span text:style-name="T3">।</text:span><text:span text:style-name="T4"><text:tab/><text:tab/><text:tab/><text:tab/><text:tab/><text:tab/><text:tab/>১</text:span><text:span text:style-name="T3">৫ </text:span></text:p>
      <text:p text:style-name="P5">২। ফ<text:span text:style-name="T5">লা</text:span> চিহ্ন কয়টি লেখ <text:span text:style-name="T6">। </text:span><text:span text:style-name="T7"><text:tab/><text:tab/><text:tab/><text:tab/><text:tab/><text:tab/><text:tab/>১</text:span><text:span text:style-name="T8">০</text:span> </text:p>
      <text:p text:style-name="P5"><text:span text:style-name="T7">৩। কার চিহ্ন কয়টি ও কি কি লেখ </text:span><text:span text:style-name="T5">।</text:span><text:span text:style-name="T7"><text:tab/><text:tab/><text:tab/><text:tab/><text:tab/>১</text:span><text:span text:style-name="T8">০</text:span><text:span text:style-name="T7"> </text:span></text:p>
      <text:p text:style-name="P5"><text:span text:style-name="T7">৪। </text:span><text:span text:style-name="T5">ঈ</text:span><text:span text:style-name="T7"> - কার দিয়ে ২০ টি শব্দ তৈরি কর</text:span><text:span text:style-name="T8">।</text:span><text:span text:style-name="T7"><text:tab/><text:tab/><text:tab/><text:tab/></text:span><text:span text:style-name="T8">১০</text:span></text:p>
      <text:p text:style-name="P5"><text:span text:style-name="T7">৫। </text:span><text:span text:style-name="T5">ও</text:span> - কার দিয়ে <text:span text:style-name="T7">২০ টি </text:span>শব্দ তৈরি কর<text:span text:style-name="T8">।<text:tab/><text:tab/><text:tab/><text:tab/>১০</text:span></text:p>
      <text:p text:style-name="P5"><text:span text:style-name="T7">৬। </text:span>ই- কার দিয়ে <text:span text:style-name="T7">২০ টি</text:span> শব্দ তৈরি কর<text:span text:style-name="T7">।<text:tab/><text:tab/><text:tab/><text:tab/></text:span><text:span text:style-name="T8">১০</text:span></text:p>
      <text:p text:style-name="P5"><text:span text:style-name="T7">৭। </text:span>নিজের ইচ্ছা মত বিশটি শব্দ তৈরি কর <text:span text:style-name="T8">।<text:tab/><text:tab/><text:tab/><text:tab/>১০</text:span></text:p>
      <text:p text:style-name="P5"><text:span text:style-name="T7">৮। </text:span><text:span text:style-name="T5">সাত দিনের </text:span><text:s/>নাম লেখ <text:span text:style-name="T8">।<text:tab/><text:tab/><text:tab/><text:tab/><text:tab/><text:tab/><text:tab/>১০</text:span></text:p>
      <text:p text:style-name="P5"><text:span text:style-name="T7">৯। </text:span><text:span text:style-name="T5">আত্ম</text:span>পরিচয় দাও <text:span text:style-name="T8">।<text:tab/><text:tab/><text:tab/><text:tab/><text:tab/><text:tab/><text:tab/><text:tab/>১০</text:span></text:p>
      <text:p text:style-name="P6"><text:span text:style-name="T10">১০। </text:span><text:span text:style-name="T11">সুন্দর হাতের লেখা</text:span><text:span text:style-name="T12">র জন্য</text:span><text:span text:style-name="T11"><text:tab/><text:tab/><text:tab/><text:tab/><text:tab/><text:tab/></text:span><text:span text:style-name="T10">০৫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0aa393" style:text-blinking="false" fo:background-color="transparent" style:font-size-asian="20pt" style:font-name-complex="Arial2" style:font-size-complex="20pt" style:font-style-complex="normal" style:font-weight-complex="normal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a38a2" officeooo:paragraph-rsid="000aa393" style:text-blinking="false" fo:background-color="transparent" style:font-size-asian="18pt" style:font-name-complex="Arial2" style:font-size-complex="18pt" style:font-style-complex="normal" style:font-weight-complex="normal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0aa393" style:text-blinking="false" fo:background-color="transparent" style:font-size-asian="18pt" style:font-name-complex="Arial2" style:font-size-complex="18pt" style:font-style-complex="normal" style:font-weight-complex="normal"/>
    </style:style>
    <style:style style:name="MP4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93d26" officeooo:paragraph-rsid="000aa393" style:text-blinking="false" fo:background-color="transparent" style:font-size-asian="18pt" style:font-name-complex="Arial2" style:font-size-complex="18pt" style:font-style-complex="normal" style:font-weight-complex="normal"/>
    </style:style>
    <style:style style:name="MT1" style:family="text">
      <style:text-properties officeooo:rsid="00193d26"/>
    </style:style>
    <style:style style:name="MT2" style:family="text">
      <style:text-properties officeooo:rsid="000851f1"/>
    </style:style>
    <style:style style:name="MT3" style:family="text">
      <style:text-properties officeooo:rsid="00119243"/>
    </style:style>
    <style:style style:name="MT4" style:family="text">
      <style:text-properties officeooo:rsid="0012da27"/>
    </style:style>
    <style:style style:name="MT5" style:family="text">
      <style:text-properties officeooo:rsid="001a38a2"/>
    </style:style>
    <style:style style:name="MT6" style:family="text">
      <style:text-properties officeooo:rsid="00111d88"/>
    </style:style>
    <style:style style:name="MT7" style:family="text">
      <style:text-properties officeooo:rsid="000f711b"/>
    </style:style>
    <style:style style:name="MT8" style:family="text">
      <style:text-properties officeooo:rsid="00092f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d61a70b0-7fff-935f-033f-7b5e95e6609b"/>কালারডাঙ্গা নূরে মদিনা হাফিজ<text:span text:style-name="MT1">িয়া </text:span>মাদ্রাসা ও এতিমখানা</text:p>
        <text:p text:style-name="MP2">প্রথম সাময়িক পরীক্ষা -২০২৫ ইং <text:s/></text:p>
        <text:p text:style-name="MP3">শ্রেণী<text:span text:style-name="MT1">ঃ </text:span><text:span text:style-name="MT2">দ্বিতীয়</text:span><text:span text:style-name="MT3"> </text:span><text:span text:style-name="MT4"><text:s/></text:span><text:span text:style-name="MT1"><text:s/></text:span><text:tab/><text:tab/>বিষয়<text:span text:style-name="MT1">ঃ </text:span><text:span text:style-name="MT5">বাংলা</text:span><text:span text:style-name="MT6"> </text:span><text:span text:style-name="MT4"><text:s/></text:span><text:span text:style-name="MT7"><text:s/></text:span> </text:p>
        <text:p text:style-name="MP4">সময়ঃ <text:span text:style-name="MT3">২ </text:span>ঘণ্টা <text:span text:style-name="MT3">৩০ মিনিট </text:span><text:tab/><text:tab/> <text:tab/><text:tab/><text:tab/> পূর্ণমা<text:span text:style-name="MT8">নঃ </text:span>১০০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19:32:31.079266600</meta:creation-date>
    <dc:date>2025-05-26T19:19:36.101807000</dc:date>
    <meta:editing-duration>PT14M11S</meta:editing-duration>
    <meta:editing-cycles>3</meta:editing-cycles>
    <meta:generator>LibreOffice/25.2.2.2$Windows_X86_64 LibreOffice_project/7370d4be9e3cf6031a51beef54ff3bda878e3fac</meta:generator>
    <meta:print-date>2025-05-26T19:09:16.454634100</meta:print-date>
    <meta:document-statistic meta:table-count="0" meta:image-count="0" meta:object-count="0" meta:page-count="2" meta:paragraph-count="24" meta:word-count="191" meta:character-count="693" meta:non-whitespace-character-count="405"/>
  </office:meta>
</office:document-meta>
</file>